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6" style:family="paragraph" style:parent-style-name="Contents_20_9">
      <style:paragraph-properties>
        <style:tab-stops>
          <style:tab-stop style:position="13.007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text-properties style:font-name="Times New Roman" fo:font-size="12pt" style:text-underline-style="solid" style:text-underline-width="auto" style:text-underline-color="font-color" style:font-name-asian="TimesNewRomanPSMT" style:font-size-asian="12pt" style:font-name-complex="TimesNewRomanPSMT" style:font-size-complex="12pt"/>
    </style:style>
    <style:style style:name="P19" style:family="paragraph" style:parent-style-name="Text_20_body" style:list-style-name="L1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line-height="150%" fo:text-align="justify" style:justify-single-word="false"/>
    </style:style>
    <style:style style:name="P21" style:family="paragraph" style:parent-style-name="Text_20_body" style:list-style-name="L2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Text_20_body" style:list-style-name="L3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Text_20_body" style:list-style-name="L4">
      <style:paragraph-properties fo:line-height="150%" fo:text-align="justify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Heading_20_9" style:list-style-name="Numbering_20_1">
      <style:text-properties style:font-name="Arial" style:font-name-asian="Times New Roman1" style:font-name-complex="Times New Roman1"/>
    </style:style>
    <style:style style:name="P25" style:family="paragraph" style:parent-style-name="Heading_20_7" style:list-style-name="Numbering_20_1">
      <style:text-properties style:font-name="Arial" style:font-name-asian="Times New Roman1" style:font-name-complex="Times New Roman1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Heading_20_5" style:list-style-name="Numbering_20_1"/>
    <style:style style:name="P28" style:family="paragraph" style:parent-style-name="Heading_20_5" style:list-style-name="Numbering_20_1">
      <style:text-properties style:font-name="Arial" style:font-name-asian="Times New Roman1" style:font-name-complex="Times New Roman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2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1" style:font-name-asian="Times New Roman1" style:font-name-complex="Times New Roman1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Arial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13">INGENIERÍA DEL SOFTWARE III</text:p>
      <text:p text:style-name="P8"/>
      <text:p text:style-name="P4"><text:span text:style-name="T5">Número de <text:s/>Iteración ( Fase de la Iteración)</text:span><text:span text:style-name="T4"> </text:span></text:p>
      <text:p text:style-name="P8"/>
      <text:p text:style-name="P5"><text:span text:style-name="T6"><text:tab/><text:tab/><text:tab/><text:tab/></text:span><text:span text:style-name="T7"><text:tab/></text:span></text:p>
      <text:p text:style-name="P6"/>
      <text:p text:style-name="P5"><text:span text:style-name="T7"><text:tab/><text:tab/><text:tab/><text:tab/><text:tab/></text:span><text:span text:style-name="T8">Profesor de prácticas asignado: </text:span><text:span text:style-name="T9">Profesor</text:span></text:p>
      <text:p text:style-name="P6"><text:tab/><text:tab/><text:tab/><text:tab/><text:tab/><text:span text:style-name="T10">Grupo de prácticas:</text:span> Nº de grupo y horario</text:p>
      <text:p text:style-name="P6"><text:tab/><text:tab/><text:tab/><text:tab/><text:tab/><text:span text:style-name="T10">Firman este documento: </text:span></text:p>
      <text:p text:style-name="P6"><text:tab/><text:tab/><text:tab/><text:tab/><text:tab/><text:tab/>Alumno DNI (Encargado)</text:p>
      <text:p text:style-name="P6"><text:tab/><text:tab/><text:tab/><text:tab/><text:tab/><text:tab/>Alumno DNI</text:p>
      <text:p text:style-name="P6"><text:tab/><text:tab/><text:tab/><text:tab/><text:tab/><text:tab/>Alumno DNI</text:p>
      <text:p text:style-name="P6"><text:tab/><text:tab/><text:tab/><text:tab/><text:tab/><text:tab/>Alumno DNI</text:p>
      <text:p text:style-name="P6"/>
      <text:p text:style-name="P6"/>
      <text:p text:style-name="P6"><text:tab/><text:tab/><text:tab/><text:tab/><text:tab/></text:p>
      <text:p text:style-name="P6"/>
      <text:p text:style-name="P6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5">1.<text:bookmark-ref text:reference-format="text" text:ref-name="__RefHeading__650_32521624">Declaración del Alcance (Encabezado5 Numeración 1 Arial Tamaño 11,8)</text:bookmark-ref><text:tab/>3</text:p>
          <text:p text:style-name="P15">2.<text:bookmark-ref text:reference-format="text" text:ref-name="__RefHeading__652_32521624">Determinación de Recursos</text:bookmark-ref><text:tab/>3</text:p>
          <text:p text:style-name="P15">3.<text:bookmark-ref text:reference-format="text" text:ref-name="__RefHeading__654_32521624">Apartado</text:bookmark-ref><text:tab/>5</text:p>
          <text:p text:style-name="P14">1.<text:bookmark-ref text:reference-format="text" text:ref-name="__RefHeading__656_32521624">Sub-Apartado (Encabezado 7. Numeración 1 Arial 10,5)</text:bookmark-ref><text:tab/>5</text:p>
          <text:p text:style-name="P14">2.<text:bookmark-ref text:reference-format="text" text:ref-name="__RefHeading__658_32521624">Sub-apartado 2</text:bookmark-ref><text:tab/>5</text:p>
          <text:p text:style-name="P16">1<text:bookmark-ref text:reference-format="text" text:ref-name="__RefHeading__660_32521624">Sub-apartado de sub-apartado (Encabezado 9 Numeración 1 Arial 10,5)</text:bookmark-ref><text:tab/>5</text:p>
          <text:p text:style-name="P15">4.<text:bookmark-ref text:reference-format="text" text:ref-name="__RefHeading__664_32521624">Detalles de la página</text:bookmark-ref><text:tab/>6</text:p>
          <text:p text:style-name="P15">5.<text:bookmark-ref text:reference-format="text" text:ref-name="__RefHeading__666_32521624">Nombre de los Archivos</text:bookmark-ref><text:tab/>7</text:p>
        </text:index-body>
      </text:table-of-content>
      <text:h text:style-name="P18" text:outline-level="1"/>
      <text:p text:style-name="P17">“Iteración X”. Fase de “X”</text:p>
      <text:p text:style-name="P12">( Título 1 . Times New Roman. Tamaño 14. Negrita) </text:p>
      <text:list xml:id="list1718841469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7" text:outline-level="5"><text:bookmark text:name="__RefHeading__650_32521624"/>Declaración del Alcance (Encabezado5 Numeración 1 Arial Tamaño 11,8)<text:bookmark-end text:name="__RefHeading__650_3252162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tab/>Para comenzar a escribir, una vez que definimos un apartado, antes se debe tabular una vez.</text:p>
      <text:p text:style-name="P7">Una vez tabulado, se sigue escribiendo de manera “ justificada”, tal cómo está escrita esta línea.</text:p>
      <text:p text:style-name="P7">( Cuerpo de la declaración. Times New Roman. Tamaño 12) </text:p>
      <text:p text:style-name="P7">( Interlineado de 1.5 líneas)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158975804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7" text:outline-level="5"><text:bookmark text:name="__RefHeading__652_32521624"/><text:soft-page-break/>Determinación de Recursos<text:bookmark-end text:name="__RefHeading__652_3252162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2793095" text:style-name="L1">
        <text:list-header>
          <text:p text:style-name="P19">Si se quiere desglosar una determinada información, procederemos del siguiente modo:</text:p>
        </text:list-header>
      </text:list>
      <text:p text:style-name="P7"><text:tab/>Existen tres tipos de recursos. Estos son los siguientes:</text:p>
      <text:p text:style-name="P7"><text:tab/><text:tab/><text:span text:style-name="T11">• Recursos Humanos.</text:span></text:p>
      <text:p text:style-name="P10"><text:tab/><text:tab/>• Recursos Software.</text:p>
      <text:p text:style-name="P10"><text:tab/><text:tab/>• Recursos Hardware</text:p>
      <text:list xml:id="list1104349566" text:style-name="L2">
        <text:list-item>
          <text:list>
            <text:list-item>
              <text:list>
                <text:list-item>
                  <text:list>
                    <text:list-item>
                      <text:p text:style-name="P20">Recurso 1 Hardware</text:p>
                    </text:list-item>
                    <text:list-item>
                      <text:p text:style-name="P21">Recurso 2 Hardware</text:p>
                    </text:list-item>
                    <text:list-item>
                      <text:p text:style-name="P21">etc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0377949" text:continue-list="list1158975804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8" text:outline-level="5"><text:bookmark text:name="__RefHeading__654_32521624"/><text:soft-page-break/>Apartado<text:bookmark-end text:name="__RefHeading__654_32521624"/></text:h>
                          <text:list>
                            <text:list-item>
                              <text:list>
                                <text:list-item>
                                  <text:h text:style-name="P25" text:outline-level="7"><text:bookmark text:name="__RefHeading__656_32521624"/>Sub-Apartado (Encabezado 7. Numeración 1 Arial 10,5)<text:bookmark-end text:name="__RefHeading__656_32521624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4"><text:tab/><text:tab/><text:tab/></text:span>Información acerca del sub-apartado...</text:p>
      <text:list xml:id="list1418395446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><text:bookmark text:name="__RefHeading__658_32521624"/>Sub-apartado 2<text:bookmark-end text:name="__RefHeading__658_32521624"/></text:h>
                                  <text:list>
                                    <text:list-item>
                                      <text:list>
                                        <text:list-item>
                                          <text:h text:style-name="P24" text:outline-level="9"><text:bookmark text:name="__RefHeading__660_32521624"/>Sub-apartado de sub-apartado (Encabezado 9 Numeración 1 Arial 10,5)<text:bookmark-end text:name="__RefHeading__660_32521624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text:tab/>Más información sobre tema tratado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23615993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7" text:outline-level="5"><text:bookmark text:name="__RefHeading__664_32521624"/><text:soft-page-break/>Detalles de la página<text:bookmark-end text:name="__RefHeading__664_3252162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57530069" text:style-name="L3">
        <text:list-header>
          <text:p text:style-name="P22">La portada tiene establecido un estilo( primera página), para así salvar el encabezamiento,</text:p>
        </text:list-header>
      </text:list>
      <text:p text:style-name="P10">mientras que el resto de páginas tienen establecido el estilo “predeterminado”, dónde hemos introducido un encabezamiento y un campo para las páginas. <text:span text:style-name="T10">Se debe respetar esta estructura aquí descrita <text:s/>a lo largo de todo el proyecto.</text:span></text:p>
      <text:p text:style-name="P10">A partir de ahora cada sección principal deberá comenzar en una página nueva, como se hace en estse mismo documento, para facilitar la lectura del documento.</text:p>
      <text:p text:style-name="P10">El índice se generará automáticamente, por ello es necesario seguir el formateo especificado a los distintos apartado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266574609" text:continue-list="list1423615993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7" text:outline-level="5"><text:bookmark text:name="__RefHeading__666_32521624"/><text:soft-page-break/>Nombre de los Archivos<text:bookmark-end text:name="__RefHeading__666_3252162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47044693" text:style-name="L4">
        <text:list-header>
          <text:p text:style-name="P23">Deben seguir el siguiente formato, siguiendo el ejemplo:</text:p>
        </text:list-header>
      </text:list>
      <text:p text:style-name="P11"><text:tab/><text:span text:style-name="T10">Nombre del archivo:</text:span> Planificación de la primera iteración:</text:p>
      <text:p text:style-name="P10"><text:span text:style-name="T12"><text:tab/></text:span><text:span text:style-name="T13">Nombre que debemos determinar</text:span><text:span text:style-name="T12">: Planificación_De_La_Primera_Iteración.</text:span>.</text:p>
      <text:p text:style-name="P10"/>
      <text:p text:style-name="P10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d/mm/yy</text:p>
        <text:p text:style-name="MP2">Nombre Documento:<text:span text:style-name="MT1"> “Documento X”</text:span></text:p>
        <text:p text:style-name="MP2">Fase de Iteración: <text:span text:style-name="MT2">“</text:span><text:span text:style-name="MT1">Fase X”</text:span><text:span text:style-name="MT3"> <text:s/></text:span><text:s text:c="5"/>Nº Iteración: <text:span text:style-name="MT3">“</text:span><text:span text:style-name="MT1">Iteración X”</text:span></text:p>
        <text:p text:style-name="MP2">Número Grupo: <text:span text:style-name="MT1">M 1.2 <text:s text:c="25"/></text:span>Versión:” <text:span text:style-name="MT1">x.x</text:span>”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4-05T13:55:11</meta:creation-date>
    <meta:editing-cycles>8</meta:editing-cycles>
    <meta:editing-duration>PT00H17M33S</meta:editing-duration>
    <meta:initial-creator>Juan </meta:initial-creator>
    <dc:date>2011-04-06T18:05:46</dc:date>
    <dc:creator>Juan </dc:creator>
    <meta:document-statistic meta:table-count="0" meta:image-count="1" meta:object-count="0" meta:page-count="7" meta:paragraph-count="56" meta:word-count="378" meta:character-count="2488"/>
  </office:meta>
</office:document-meta>
</file>